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340376A44255F7B5.png" manifest:media-type="image/png"/>
  <manifest:file-entry manifest:full-path="Pictures/10000201000004B0000002EEF6B2F68FD34E7D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11.082cm"/>
    </style:style>
    <style:style style:name="gr2" style:family="graphic" style:parent-style-name="standard">
      <style:graphic-properties svg:stroke-width="0.212cm" draw:marker-start-width="0.518cm" draw:marker-end-width="0.518cm" draw:fill-color="#ffffff" draw:textarea-horizontal-align="justify" draw:textarea-vertical-align="middle" draw:auto-grow-height="false" fo:min-height="1.518cm" fo:min-width="2.824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width="0.212cm" draw:marker-start-width="0.518cm" draw:marker-end-width="0.518cm" draw:fill-color="#ffffff" draw:textarea-horizontal-align="justify" draw:textarea-vertical-align="middle" draw:auto-grow-height="false" fo:min-height="1.73cm" fo:min-width="2.754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212cm" draw:marker-start-width="0.518cm" draw:marker-end-width="0.518cm" draw:fill-color="#ffffff" draw:textarea-horizontal-align="justify" draw:textarea-vertical-align="middle" draw:auto-grow-height="false" fo:min-height="1.59cm" fo:min-width="2.754cm" fo:padding-top="0.231cm" fo:padding-bottom="0.231cm" fo:padding-left="0.356cm" fo:padding-right="0.356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3cm" svg:stroke-color="#ff5429" draw:marker-start-width="0.28cm" draw:marker-end-width="0.28cm" draw:fill-color="#ffffff" draw:textarea-horizontal-align="justify" draw:textarea-vertical-align="middle" draw:auto-grow-height="false" fo:min-height="2.584cm" fo:min-width="2.934cm" fo:padding-top="0.152cm" fo:padding-bottom="0.152cm" fo:padding-left="0.277cm" fo:padding-right="0.277cm"/>
      <style:paragraph-properties style:writing-mode="lr-tb"/>
    </style:style>
    <style:style style:name="gr8" style:family="graphic" style:parent-style-name="standard">
      <style:graphic-properties svg:stroke-color="#ff5429" draw:fill-color="#ffffff" draw:textarea-horizontal-align="justify" draw:textarea-vertical-align="middle" draw:auto-grow-height="false" fo:min-height="4.082cm" fo:min-width="17.13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06cm" fo:min-width="2.89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36cm" fo:min-width="2.894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094cm" fo:min-width="2.824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6.7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5.4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006cm" fo:min-width="5.956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22pt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22pt" fo:font-style="normal" fo:font-weight="bold" style:font-style-asian="normal" style:font-weight-asian="bold" style:font-style-complex="normal" style:font-weight-complex="bold"/>
    </style:style>
    <style:style style:name="P6" style:family="paragraph">
      <loext:graphic-properties draw:fill="solid"/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fo:margin-left="0cm" fo:margin-right="0cm" fo:text-align="center" fo:text-indent="0cm"/>
      <style:text-properties fo:font-size="22pt" fo:text-shadow="1pt 1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cm" svg:height="0.2cm" svg:x="21cm" svg:y="3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2.8cm" svg:x="1.6cm" svg:y="1.5cm">
          <text:p text:style-name="P2"><text:span text:style-name="T1">Camera</text:span><text:span text:style-name="T1">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2.8cm" svg:x="8.3cm" svg:y="1.4cm">
          <text:p text:style-name="P4"><text:span text:style-name="T2">camera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2.6cm" svg:x="14.1cm" svg:y="1.6cm">
          <text:p text:style-name="P1"><text:span text:style-name="T1">Camera_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4cm" svg:y1="4.4cm" svg:x2="4cm" svg:y2="8cm">
          <text:p/>
        </draw:line>
        <draw:line draw:style-name="gr5" draw:text-style-name="P6" draw:layer="layout" svg:x1="10.5cm" svg:y1="4.2cm" svg:x2="10.5cm" svg:y2="9.5cm">
          <text:p/>
        </draw:line>
        <draw:line draw:style-name="gr5" draw:text-style-name="P6" draw:layer="layout" svg:x1="16.4cm" svg:y1="4.3cm" svg:x2="16.4cm" svg:y2="7.9cm">
          <text:p/>
        </draw:line>
        <draw:line draw:style-name="gr5" draw:text-style-name="P6" draw:layer="layout" svg:x1="3.9cm" svg:y1="8cm" svg:x2="16.3cm" svg:y2="7.8cm">
          <text:p/>
        </draw:line>
        <draw:frame draw:style-name="gr6" draw:text-style-name="P7" draw:layer="layout" svg:width="5cm" svg:height="3.125cm" svg:x="8cm" svg:y="9.075cm">
          <draw:image xlink:href="Pictures/10000201000004B0000002EEF6B2F68FD34E7D72.png" xlink:type="simple" xlink:show="embed" xlink:actuate="onLoad" loext:mime-type="image/png">
            <text:p/>
          </draw:image>
        </draw:frame>
        <draw:line draw:style-name="gr5" draw:text-style-name="P6" draw:layer="layout" svg:x1="10.5cm" svg:y1="11.6cm" svg:x2="10.5cm" svg:y2="12.6cm">
          <text:p/>
        </draw:line>
        <draw:custom-shape draw:style-name="gr7" draw:text-style-name="P3" draw:layer="layout" svg:width="3.8cm" svg:height="3.2cm" svg:x="15.4cm" svg:y="9.1cm">
          <text:p text:style-name="P1"><text:span text:style-name="T1">Y</text:span><text:span text:style-name="T1">O</text:span><text:span text:style-name="T1">L</text:span><text:span text:style-name="T1">O</text:span><text:span text:style-name="T1">V</text:span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8.1cm" svg:height="4.8cm" svg:x="1.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4.799cm" svg:height="2.2cm" svg:x="1.8cm" svg:y="15.2cm">
          <text:p text:style-name="P9"><text:span text:style-name="T3">worker_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0" draw:layer="layout" svg:width="4.8cm" svg:height="2.1cm" svg:x="7.9cm" svg:y="15.2cm">
          <text:p text:style-name="P9"><text:span text:style-name="T3">worker_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draw:layer="layout" svg:width="4.7cm" svg:height="1.9cm" svg:x="13.4cm" svg:y="15.4cm">
          <text:p text:style-name="P9"><text:span text:style-name="T3">worker_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7.2cm" svg:height="1.5cm" svg:x="6.6cm" svg:y="13.4cm">
          <text:p text:style-name="P1"><text:span text:style-name="T1">Spark_Stream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9cm" svg:height="0.8cm" svg:x="7.3cm" svg:y="12.9cm">
          <text:p text:style-name="P1"><text:span text:style-name="T4">SPARK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7.1cm" svg:y1="12.2cm" svg:x2="17.1cm" svg:y2="14.8cm">
          <text:p/>
        </draw:line>
        <draw:line draw:style-name="gr5" draw:text-style-name="P6" draw:layer="layout" svg:x1="3.8cm" svg:y1="14.8cm" svg:x2="17.1cm" svg:y2="14.8cm">
          <text:p/>
        </draw:line>
        <draw:line draw:style-name="gr5" draw:text-style-name="P6" draw:layer="layout" svg:x1="3.9cm" svg:y1="14.8cm" svg:x2="3.9cm" svg:y2="15.1cm">
          <text:p/>
        </draw:line>
        <draw:line draw:style-name="gr5" draw:text-style-name="P6" draw:layer="layout" svg:x1="10.2cm" svg:y1="14.9cm" svg:x2="10.2cm" svg:y2="15.2cm">
          <text:p/>
        </draw:line>
        <draw:line draw:style-name="gr5" draw:text-style-name="P6" draw:layer="layout" svg:x1="15.8cm" svg:y1="14.9cm" svg:x2="15.8cm" svg:y2="15.4cm">
          <text:p/>
        </draw:line>
        <draw:line draw:style-name="gr5" draw:text-style-name="P6" draw:layer="layout" svg:x1="5.5cm" svg:y1="18cm" svg:x2="5.5cm" svg:y2="21.8cm">
          <text:p/>
        </draw:line>
        <draw:frame draw:style-name="gr6" draw:text-style-name="P7" draw:layer="layout" svg:width="3.7cm" svg:height="3.7cm" svg:x="3.3cm" svg:y="21cm">
          <draw:image xlink:href="Pictures/10000201000000C8000000C8340376A44255F7B5.png" xlink:type="simple" xlink:show="embed" xlink:actuate="onLoad" loext:mime-type="image/png">
            <text:p/>
          </draw:image>
        </draw:frame>
        <draw:line draw:style-name="gr5" draw:text-style-name="P6" draw:layer="layout" svg:x1="7.2cm" svg:y1="22.9cm" svg:x2="12cm" svg:y2="22.9cm">
          <text:p/>
        </draw:line>
        <draw:custom-shape draw:style-name="gr14" draw:text-style-name="P12" draw:layer="layout" svg:width="6.7cm" svg:height="2.5cm" svg:x="12.6cm" svg:y="21.3cm">
          <text:p text:style-name="P1"><text:span text:style-name="T5">Reactivesearch</text:span></text:p>
          <text:p text:style-name="P1"><text:span text:style-name="T5">Web_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1:41:50.141207396</meta:creation-date>
    <dc:date>2020-08-22T12:39:51.798603898</dc:date>
    <meta:editing-duration>PT6M12S</meta:editing-duration>
    <meta:editing-cycles>1</meta:editing-cycles>
    <meta:document-statistic meta:object-count="26"/>
    <meta:generator>LibreOffice/6.4.4.2$Linux_X86_64 LibreOffice_project/40$Build-2</meta:generator>
  </office:meta>
</office:document-meta>
</file>